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lliam Walter Raiford</text:p>
      <text:p text:style-name="P3">bill.mybiz@gmail.com</text:p>
      <text:p text:style-name="P3">210-852-1785</text:p>
      <text:p text:style-name="P3"/>
      <text:p text:style-name="P1">Objective: </text:p>
      <text:p text:style-name="P4">To absolutely convince you that my DRIVE for honing my .NET programming skills in paid environs is worth your investment in hiring me, BILL RAIFORD!</text:p>
      <text:p text:style-name="P4"/>
      <text:p text:style-name="P1">Specific Experience (Can Provide Example Code):</text:p>
      <text:list xml:id="list30395257" text:style-name="L1">
        <text:list-item>
          <text:p text:style-name="P5">.NET 1-4 C#</text:p>
        </text:list-item>
        <text:list-item>
          <text:p text:style-name="P5">Delphi 5 (Unmanaged Predecessor to C#), WPTools, TPFlashFiler</text:p>
        </text:list-item>
        <text:list-item>
          <text:p text:style-name="P5">Xna, Silverlight 3 and 4, WP7</text:p>
        </text:list-item>
        <text:list-item>
          <text:p text:style-name="P5">Many design patterns including MVVM, Modularity, Pub-Sub, etc.</text:p>
        </text:list-item>
        <text:list-item>
          <text:p text:style-name="P5">Strong OOP: Encapsulation, Polymorphism, Inheritance</text:p>
        </text:list-item>
        <text:list-item>
          <text:p text:style-name="P5">SQL</text:p>
        </text:list-item>
        <text:list-item>
          <text:p text:style-name="P5">Unit Testing (Silverlight Unit Testing Framework, NUnit)</text:p>
        </text:list-item>
        <text:list-item>
          <text:p text:style-name="P5">Caliburn Micro</text:p>
        </text:list-item>
        <text:list-item>
          <text:p text:style-name="P5">Csla</text:p>
        </text:list-item>
        <text:list-item>
          <text:p text:style-name="P5">Python</text:p>
        </text:list-item>
        <text:list-item>
          <text:p text:style-name="P5">Octave</text:p>
        </text:list-item>
        <text:list-item>
          <text:p text:style-name="P5">MS Access/Word</text:p>
        </text:list-item>
        <text:list-item>
          <text:p text:style-name="P5">N-Tier Architecture</text:p>
        </text:list-item>
        <text:list-item>
          <text:p text:style-name="P5">Version Control: Subversion/TortoiseSVN &amp; Git/GitHub </text:p>
        </text:list-item>
        <text:list-item>
          <text:p text:style-name="P5">IoC: MEF, SimpleContainer (CM)</text:p>
        </text:list-item>
        <text:list-item>
          <text:p text:style-name="P5">WCF</text:p>
        </text:list-item>
      </text:list>
      <text:p text:style-name="P1"/>
      <text:p text:style-name="P1">Skills:</text:p>
      <text:list xml:id="list30414502" text:style-name="L2">
        <text:list-item>
          <text:p text:style-name="P7">Naturally Analytical</text:p>
        </text:list-item>
        <text:list-item>
          <text:p text:style-name="P7">Able To Communicate With Diverse People (Techie and Non-)</text:p>
        </text:list-item>
        <text:list-item>
          <text:p text:style-name="P7">Hard Working</text:p>
        </text:list-item>
        <text:list-item>
          <text:p text:style-name="P7">Self-Motivated</text:p>
        </text:list-item>
        <text:list-item>
          <text:p text:style-name="P7">Can Learn ANYTHING To Get The Job Done</text:p>
        </text:list-item>
        <text:list-item>
          <text:p text:style-name="P7">Honest</text:p>
        </text:list-item>
        <text:list-item>
          <text:p text:style-name="P7">Dedicated</text:p>
        </text:list-item>
      </text:list>
      <text:p text:style-name="P1"/>
      <text:p text:style-name="P1">Pros:</text:p>
      <text:list xml:id="list30401727" text:style-name="L3">
        <text:list-item>
          <text:p text:style-name="P8">Self-Taught, 149 IQ (WAIS III)</text:p>
        </text:list-item>
      </text:list>
      <text:p text:style-name="P1">Cons:</text:p>
      <text:list xml:id="list30420116" text:style-name="L4">
        <text:list-item>
          <text:p text:style-name="P9">Self-Taught, 149 IQ (WAIS III)</text:p>
        </text:list-item>
      </text:list>
      <text:p text:style-name="P1"/>
      <text:p text:style-name="P1">Code:</text:p>
      <text:list xml:id="list30424043" text:style-name="L5">
        <text:list-item>
          <text:p text:style-name="P6"><text:a xlink:type="simple" xlink:href="https://github.com/bill-mybiz/HireMe">https://github.com/bill-mybiz/HireMe</text:a> -MVVM,N-Tier,Wcf,ADO.NET Odbc,SqlExpress,Mef, CaliburnMicro. Coding this to showcase my understanding of these concepts for one particular job offer.</text:p>
        </text:list-item>
        <text:list-item>
          <text:p text:style-name="P6"><text:a xlink:type="simple" xlink:href="https://github.com/bill-mybiz/NeroUtils">https://github.com/bill-mybiz/NeroUtils</text:a> -MVVM,CM, Mef, Quick&amp;Dirty to Use for Deadline in OpenNERO AI Competition (see <text:a xlink:type="simple" xlink:href="http://code.google.com/p/opennero/wiki/NeroTournamentExercise">http://code.google.com/p/opennero/wiki/NeroTournamentExercise</text:a>)</text:p>
          <text:p text:style-name="P6"/>
        </text:list-item>
      </text:list>
      <text:p text:style-name="P1">Bottom Line:</text:p>
      <text:p text:style-name="P4">I can find, track, troubleshoot, and fix bugs. <text:s/>I can implement interfaces. <text:s/>I can design simple solutions to problems. <text:s/>I can understand and mimic existing architecture and documentation styles. <text:s/>In short, I LOVE coding, I want to code 4 U, and I can do it at HALF the price for TWICE the dedication and HARD work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7T21:16:27.23</meta:creation-date>
    <dc:date>2011-12-23T10:30:05.16</dc:date>
    <meta:editing-duration>PT26M59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39" meta:word-count="249" meta:character-count="1646"/>
  </office:meta>
</office:document-meta>
</file>